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ducer consumer</text:span></text:p>
      <text:p text:style-name="P1"><text:span text:style-name="T1">#include&lt;stdio.h&gt;</text:span></text:p>
      <text:p text:style-name="P1"><text:span text:style-name="T1">#include&lt;stdlib.h&gt;</text:span></text:p>
      <text:p text:style-name="P1"><text:span text:style-name="T1">int mutex=1;</text:span></text:p>
      <text:p text:style-name="P1"><text:span text:style-name="T1">int full=0;</text:span></text:p>
      <text:p text:style-name="P1"><text:span text:style-name="T1">int empty=10;</text:span></text:p>
      <text:p text:style-name="P1"><text:span text:style-name="T1">int x=0;</text:span></text:p>
      <text:p text:style-name="P1"><text:span text:style-name="T1">void producer()</text:span></text:p>
      <text:p text:style-name="P1"><text:span text:style-name="T1">{</text:span></text:p>
      <text:p text:style-name="P1"><text:span text:style-name="T1">--mutex;</text:span></text:p>
      <text:p text:style-name="P1"><text:span text:style-name="T1">full++;</text:span></text:p>
      <text:p text:style-name="P1"><text:span text:style-name="T1">--empty;</text:span></text:p>
      <text:p text:style-name="P1"><text:span text:style-name="T1">x++;</text:span></text:p>
      <text:p text:style-name="P1"><text:span text:style-name="T1">printf("\n producer produces item %d",x);</text:span></text:p>
      <text:p text:style-name="P1"><text:span text:style-name="T1">++mutex;</text:span></text:p>
      <text:p text:style-name="P1"><text:span text:style-name="T1">}</text:span></text:p>
      <text:p text:style-name="P1"><text:span text:style-name="T1">void consumer()</text:span></text:p>
      <text:p text:style-name="P1"><text:span text:style-name="T1">{</text:span></text:p>
      <text:p text:style-name="P1"><text:span text:style-name="T1">--mutex;</text:span></text:p>
      <text:p text:style-name="P1"><text:span text:style-name="T1">--full;</text:span></text:p>
      <text:p text:style-name="P1"><text:span text:style-name="T1">empty++;</text:span></text:p>
      <text:p text:style-name="P1"><text:span text:style-name="T1">printf("\n consumer consumed item %d",x);</text:span></text:p>
      <text:p text:style-name="P1"><text:span text:style-name="T1">x--;</text:span></text:p>
      <text:p text:style-name="P1"><text:span text:style-name="T1">++mutex;</text:span></text:p>
      <text:p text:style-name="P1"><text:span text:style-name="T1">}</text:span></text:p>
      <text:p text:style-name="P1"><text:span text:style-name="T1">int main()</text:span></text:p>
      <text:p text:style-name="P1"><text:span text:style-name="T1">{</text:span></text:p>
      <text:p text:style-name="P1"><text:span text:style-name="T1">int n,i;</text:span></text:p>
      <text:p text:style-name="P1"><text:span text:style-name="T1">printf("\n 1.producer\n2.consumer\n3.exit");</text:span></text:p>
      <text:p text:style-name="P1"><text:span text:style-name="T1">while(1)</text:span></text:p>
      <text:p text:style-name="P1"><text:span text:style-name="T1">{</text:span></text:p>
      <text:p text:style-name="P1"><text:span text:style-name="T1">printf("\n enter your choice");</text:span></text:p>
      <text:p text:style-name="P1"><text:span text:style-name="T1">scanf("%d",&amp;n);</text:span></text:p>
      <text:p text:style-name="P1"><text:span text:style-name="T1">switch(n)</text:span></text:p>
      <text:p text:style-name="P1"><text:span text:style-name="T1">{</text:span></text:p>
      <text:p text:style-name="P1"><text:span text:style-name="T1">case 1:</text:span></text:p>
      <text:p text:style-name="P1"><text:span text:style-name="T1">if((mutex==1)&amp;&amp;(empty!=0))</text:span></text:p>
      <text:p text:style-name="P1"><text:span text:style-name="T1">{</text:span></text:p>
      <text:p text:style-name="P1"><text:span text:style-name="T1">producer();</text:span></text:p>
      <text:p text:style-name="P1"><text:span text:style-name="T1">}</text:span></text:p>
      <text:p text:style-name="P1"><text:span text:style-name="T1">else</text:span></text:p>
      <text:p text:style-name="P1"><text:span text:style-name="T1">{</text:span></text:p>
      <text:p text:style-name="P1"><text:span text:style-name="T1">printf("buffer is full");</text:span></text:p>
      <text:p text:style-name="P1"><text:span text:style-name="T1">}</text:span></text:p>
      <text:p text:style-name="P1"><text:span text:style-name="T1">break;</text:span></text:p>
      <text:p text:style-name="P1"><text:span text:style-name="T1">case 2:</text:span></text:p>
      <text:p text:style-name="P1"><text:span text:style-name="T1">if((mutex==1)&amp;&amp;(full!=0))</text:span></text:p>
      <text:p text:style-name="P1"><text:span text:style-name="T1">{</text:span></text:p>
      <text:p text:style-name="P1"><text:span text:style-name="T1">consumer();</text:span></text:p>
      <text:p text:style-name="P1"><text:span text:style-name="T1">}</text:span></text:p>
      <text:p text:style-name="P1"><text:span text:style-name="T1">else</text:span></text:p>
      <text:p text:style-name="P1"><text:span text:style-name="T1">{</text:span></text:p>
      <text:p text:style-name="P1"><text:span text:style-name="T1">printf("buffer empty");</text:span></text:p>
      <text:p text:style-name="P1"><text:span text:style-name="T1">}</text:span></text:p>
      <text:p text:style-name="P1"><text:span text:style-name="T1">break;</text:span></text:p>
      <text:p text:style-name="P1"><text:span text:style-name="T1">case 3:</text:span></text:p>
      <text:p text:style-name="P1"><text:span text:style-name="T1">exit(0);</text:span></text:p>
      <text:p text:style-name="P1"><text:span text:style-name="T1">break;</text:span></text:p>
      <text:p text:style-name="P1"><text:span text:style-name="T1">}</text:span></text:p>
      <text:p text:style-name="P1"><text:span text:style-name="T1">}</text:span></text:p>
      <text:p text:style-name="P1"><text:span text:style-name="T1">}</text:span></text:p>
      <text:p text:style-name="P1"><text:span text:style-name="T1">output:</text:span></text:p>
      <text:p text:style-name="P2"><draw:frame text:anchor-type="as-char" svg:width="75.94mm" svg:height="47.36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